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5.581cm"/>
    </style:style>
    <style:style style:name="co7" style:family="table-column">
      <style:table-column-properties fo:break-before="auto" style:column-width="6.729cm"/>
    </style:style>
    <style:style style:name="co8" style:family="table-column">
      <style:table-column-properties fo:break-before="auto" style:column-width="1.623cm"/>
    </style:style>
    <style:style style:name="co9" style:family="table-column">
      <style:table-column-properties fo:break-before="auto" style:column-width="3.584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9"/>
        <table:table-column table:style-name="co2" table:number-columns-repeated="1015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8" office:value-type="string">
            <text:p>Alchemy effect</text:p>
          </table:table-cell>
          <table:table-cell table:style-name="ce8"/>
          <table:table-cell table:style-name="ce8" office:value-type="string">
            <text:p>Golem effect</text:p>
          </table:table-cell>
          <table:table-cell table:style-name="ce8" table:number-columns-repeated="1012"/>
          <table:table-cell table:style-name="ce10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 table:number-columns-repeated="1013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illumniation+light damage</text:p>
          </table:table-cell>
          <table:table-cell table:number-columns-repeated="1015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3 turn stun</text:p>
          </table:table-cell>
          <table:table-cell table:number-columns-repeated="1015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+40 fire splash</text:p>
          </table:table-cell>
          <table:table-cell table:number-columns-repeated="1015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10% life leech</text:p>
          </table:table-cell>
          <table:table-cell table:number-columns-repeated="1015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 table:number-columns-repeated="1013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2 turn stun</text:p>
          </table:table-cell>
          <table:table-cell table:number-columns-repeated="1015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+ 30 acid splash</text:p>
          </table:table-cell>
          <table:table-cell table:number-columns-repeated="1015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20% slow effect</text:p>
          </table:table-cell>
          <table:table-cell table:number-columns-repeated="1015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+ 30 cold splash</text:p>
          </table:table-cell>
          <table:table-cell table:number-columns-repeated="1015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10 phys + knockback</text:p>
          </table:table-cell>
          <table:table-cell table:number-columns-repeated="1015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+ 50 poison</text:p>
          </table:table-cell>
          <table:table-cell table:number-columns-repeated="1015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estores 30 mana</text:p>
          </table:table-cell>
          <table:table-cell table:number-columns-repeated="1015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5% life leech</text:p>
          </table:table-cell>
          <table:table-cell table:number-columns-repeated="1015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 table:number-columns-repeated="1013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 table:number-columns-repeated="1013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Restores 20 mana</text:p>
          </table:table-cell>
          <table:table-cell table:number-columns-repeated="1015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3 turn daze</text:p>
          </table:table-cell>
          <table:table-cell table:number-columns-repeated="1015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estores 10 mana</text:p>
          </table:table-cell>
          <table:table-cell table:number-columns-repeated="1015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+1 range</text:p>
          </table:table-cell>
          <table:table-cell table:number-columns-repeated="1015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 table:number-columns-repeated="1013"/>
        </table:table-row>
        <table:table-row table:style-name="ro1" table:number-rows-repeated="65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6" table:default-cell-style-name="ce15"/>
        <table:table-column table:style-name="co7" table:default-cell-style-name="ce17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2" table:default-cell-style-name="ce20"/>
        <table:table-column table:style-name="co11" table:default-cell-style-name="ce20"/>
        <table:table-column table:style-name="co2" table:number-columns-repeated="1017" table:default-cell-style-name="Default"/>
        <table:table-row table:style-name="ro2">
          <table:table-cell table:style-name="ce1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19" office:value-type="string">
            <text:p>Cost</text:p>
          </table:table-cell>
          <table:table-cell table:style-name="ce19" office:value-type="string">
            <text:p>Act/Pass/Sust</text:p>
          </table:table-cell>
          <table:table-cell table:style-name="ce19" office:value-type="string">
            <text:p>Clev</text:p>
          </table:table-cell>
          <table:table-cell table:style-name="ce19" office:value-type="string">
            <text:p>Mana</text:p>
          </table:table-cell>
          <table:table-cell table:style-name="ce19" office:value-type="string">
            <text:p>Cooldown</text:p>
          </table:table-cell>
          <table:table-cell table:style-name="ce11" office:value-type="string">
            <text:p>Desc</text:p>
          </table:table-cell>
          <table:table-cell table:style-name="ce11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2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2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2"/>
          <table:table-cell office:value-type="string">
            <text:p>Create Complex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merge more than one gem into a bomb</text:p>
          </table:table-cell>
          <table:table-cell table:number-columns-repeated="1016"/>
        </table:table-row>
        <table:table-row table:style-name="ro2">
          <table:table-cell table:style-name="ce13" office:value-type="string">
            <text:p>Infusion</text:p>
          </table:table-cell>
          <table:table-cell table:style-name="ce18" office:value-type="string">
            <text:p>Fire Infusion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Passive</text:p>
          </table:table-cell>
          <table:table-cell table:style-name="ce21" table:number-columns-repeated="3"/>
          <table:table-cell table:style-name="ce23" office:value-type="string">
            <text:p>Improves <text:s/>bomb fire damage</text:p>
          </table:table-cell>
          <table:table-cell table:style-name="ce23" table:number-columns-repeated="1016"/>
        </table:table-row>
        <table:table-row table:style-name="ro1">
          <table:table-cell table:style-name="ce14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2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2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Golemancy</text:p>
          </table:table-cell>
          <table:table-cell table:style-name="ce18" office:value-type="string">
            <text:p>Golem: Taunt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3" office:value-type="string">
            <text:p>forces foes to attack golem</text:p>
          </table:table-cell>
          <table:table-cell table:style-name="ce23" table:number-columns-repeated="246"/>
          <table:table-cell table:number-columns-repeated="770"/>
        </table:table-row>
        <table:table-row table:style-name="ro1">
          <table:table-cell table:style-name="ce14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4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4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4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3" office:value-type="string">
            <text:p>Advanced Golemancy</text:p>
          </table:table-cell>
          <table:table-cell table:style-name="ce18" office:value-type="string">
            <text:p>Golem Power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Passive</text:p>
          </table:table-cell>
          <table:table-cell table:style-name="ce21" table:number-columns-repeated="3"/>
          <table:table-cell table:style-name="ce23" office:value-type="string">
            <text:p>+melee dam/hit</text:p>
          </table:table-cell>
          <table:table-cell table:style-name="ce23" table:number-columns-repeated="1016"/>
        </table:table-row>
        <table:table-row table:style-name="ro1">
          <table:table-cell table:style-name="ce14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2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2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3" office:value-type="string">
            <text:p>Herbalism</text:p>
          </table:table-cell>
          <table:table-cell table:style-name="ce18" office:value-type="string">
            <text:p>Herbal Bal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3" table:number-columns-repeated="1017"/>
        </table:table-row>
        <table:table-row table:style-name="ro1">
          <table:table-cell table:style-name="ce14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2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2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2"/>
          <table:table-cell table:number-columns-repeated="1020"/>
        </table:table-row>
        <table:table-row table:style-name="ro2">
          <table:table-cell table:style-name="ce13" office:value-type="string">
            <text:p>Gemology</text:p>
          </table:table-cell>
          <table:table-cell table:style-name="ce18" office:value-type="string">
            <text:p>Extract Gem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table:style-name="ce23" office:value-type="string">
            <text:p>extract gems from metal items</text:p>
          </table:table-cell>
          <table:table-cell table:style-name="ce23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2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2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2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1])" office:value-type="float" office:value="120">
            <text:p>120</text:p>
          </table:table-cell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5/07/2010</text:date>, <text:time>01:5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05T01:51:44</dc:date>
    <meta:editing-duration>PT17H56M36S</meta:editing-duration>
    <meta:editing-cycles>34</meta:editing-cycles>
    <meta:generator>OpenOffice.org/3.0$Linux OpenOffice.org_project/300m9$Build-9358</meta:generator>
    <dc:creator>Nicolas Casalini</dc:creator>
    <meta:document-statistic meta:table-count="3" meta:cell-count="424" meta:object-count="0"/>
    <meta:user-defined meta:name="Info 1"/>
    <meta:user-defined meta:name="Info 2"/>
    <meta:user-defined meta:name="Info 3"/>
    <meta:user-defined meta:name="Info 4"/>
  </office:meta>
</office:document-meta>
</file>